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0.683cm"/>
    </style:style>
    <style:style style:name="co3" style:family="table-column">
      <style:table-column-properties fo:break-before="auto" style:column-width="7.9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tep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12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 C2</text:p>
          </table:table-cell>
          <table:table-cell table:style-name="ce1" office:value-type="string" calcext:value-type="string">
            <text:p>0.0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10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0.0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100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0.0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220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8 C9 C11 C12 C15</text:p>
          </table:table-cell>
          <table:table-cell table:style-name="ce1" office:value-type="string" calcext:value-type="string">
            <text:p>0.0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680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0.03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1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 C4 C6 C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0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 C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30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 L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N5819GL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N4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M2575_PENTAWATT_D2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EGA8-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V-8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3 IC4 IC5 IC6 IC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M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P1 JP2 JP3 JP4 JP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6 P7 P8 P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_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N1X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515R 8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515R 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515R 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 R20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 R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.7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5 R6 R7 R8 R9 R10 R11 R12 R13 R14 R16 R17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10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N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 U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V8825PW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4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A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8T00:04:45.491904164</dc:date>
    <meta:editing-duration>PT42M46S</meta:editing-duration>
    <meta:editing-cycles>2</meta:editing-cycles>
    <meta:generator>LibreOffice/4.3.5.2.0$Linux_x86 LibreOffice_project/430m0$Build-2</meta:generator>
    <meta:document-statistic meta:table-count="1" meta:cell-count="104" meta:object-count="0"/>
  </office:meta>
</office:document-meta>
</file>